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c2d301" officeooo:paragraph-rsid="02c2d301" fo:background-color="transparent" style:font-size-asian="16pt" style:font-size-complex="16pt"/>
    </style:style>
    <style:style style:name="P4" style:family="paragraph" style:parent-style-name="Text_20_body">
      <style:text-properties officeooo:paragraph-rsid="02d46db1"/>
    </style:style>
    <style:style style:name="P5" style:family="paragraph" style:parent-style-name="Text_20_body">
      <style:text-properties officeooo:paragraph-rsid="02df0d1c"/>
    </style:style>
    <style:style style:name="P6" style:family="paragraph" style:parent-style-name="Text_20_body">
      <style:text-properties officeooo:paragraph-rsid="02e9af85"/>
    </style:style>
    <style:style style:name="P7" style:family="paragraph" style:parent-style-name="Text_20_body">
      <style:text-properties officeooo:paragraph-rsid="02ea0ef8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weight="normal" officeooo:rsid="02d8dd54" fo:background-color="transparent" loext:char-shading-value="0"/>
    </style:style>
    <style:style style:name="T3" style:family="text">
      <style:text-properties fo:color="#000000" style:font-name="CMU Serif1" fo:font-weight="normal" officeooo:rsid="02d9d54b" fo:background-color="transparent" loext:char-shading-value="0"/>
    </style:style>
    <style:style style:name="T4" style:family="text">
      <style:text-properties fo:color="#000000" style:font-name="CMU Serif1" fo:font-weight="normal" officeooo:rsid="02db9777" fo:background-color="transparent" loext:char-shading-value="0"/>
    </style:style>
    <style:style style:name="T5" style:family="text">
      <style:text-properties fo:color="#000000" style:font-name="CMU Serif1" fo:font-weight="normal" officeooo:rsid="02dc2750" fo:background-color="transparent" loext:char-shading-value="0"/>
    </style:style>
    <style:style style:name="T6" style:family="text">
      <style:text-properties fo:color="#000000" style:font-name="CMU Serif1" fo:font-weight="normal" officeooo:rsid="02dacf61" fo:background-color="transparent" loext:char-shading-value="0"/>
    </style:style>
    <style:style style:name="T7" style:family="text">
      <style:text-properties fo:color="#000000" style:font-name="CMU Serif1" fo:font-weight="normal" officeooo:rsid="02dc6471" fo:background-color="transparent" loext:char-shading-value="0"/>
    </style:style>
    <style:style style:name="T8" style:family="text">
      <style:text-properties fo:color="#000000" style:font-name="CMU Serif1" fo:font-weight="normal" officeooo:rsid="02ddfa36" fo:background-color="transparent" loext:char-shading-value="0"/>
    </style:style>
    <style:style style:name="T9" style:family="text">
      <style:text-properties fo:color="#000000" style:font-name="CMU Serif1" fo:font-weight="normal" officeooo:rsid="02e176ca" fo:background-color="transparent" loext:char-shading-value="0"/>
    </style:style>
    <style:style style:name="T10" style:family="text">
      <style:text-properties fo:color="#000000" style:font-name="CMU Serif1" fo:font-weight="normal" officeooo:rsid="02e259df" fo:background-color="transparent" loext:char-shading-value="0"/>
    </style:style>
    <style:style style:name="T11" style:family="text">
      <style:text-properties fo:color="#000000" style:font-name="CMU Serif1" fo:font-weight="normal" officeooo:rsid="02e27386" fo:background-color="transparent" loext:char-shading-value="0"/>
    </style:style>
    <style:style style:name="T12" style:family="text">
      <style:text-properties fo:color="#000000" style:font-name="CMU Serif1" fo:font-weight="normal" officeooo:rsid="02e3d7d2" fo:background-color="transparent" loext:char-shading-value="0"/>
    </style:style>
    <style:style style:name="T13" style:family="text">
      <style:text-properties fo:color="#000000" style:font-name="CMU Serif1" fo:font-weight="normal" officeooo:rsid="02e56920" fo:background-color="transparent" loext:char-shading-value="0"/>
    </style:style>
    <style:style style:name="T14" style:family="text">
      <style:text-properties fo:color="#000000" style:font-name="CMU Serif1" fo:font-weight="normal" officeooo:rsid="02e59ddc" fo:background-color="transparent" loext:char-shading-value="0"/>
    </style:style>
    <style:style style:name="T15" style:family="text">
      <style:text-properties fo:color="#000000" style:font-name="CMU Serif1" fo:font-weight="normal" officeooo:rsid="02e76fab" fo:background-color="transparent" loext:char-shading-value="0"/>
    </style:style>
    <style:style style:name="T16" style:family="text">
      <style:text-properties fo:color="#000000" style:font-name="CMU Serif1" fo:font-weight="normal" officeooo:rsid="02e9461d" fo:background-color="transparent" loext:char-shading-value="0"/>
    </style:style>
    <style:style style:name="T17" style:family="text">
      <style:text-properties fo:color="#000000" style:font-name="CMU Serif1" fo:font-style="italic" fo:font-weight="normal" officeooo:rsid="02e76fab" fo:background-color="transparent" loext:char-shading-value="0" style:font-style-asian="italic" style:font-style-complex="italic"/>
    </style:style>
    <style:style style:name="T18" style:family="text">
      <style:text-properties fo:color="#000000" style:font-name="CMU Serif1" fo:font-style="normal" fo:font-weight="normal" fo:background-color="transparent" loext:char-shading-value="0" style:font-style-asian="normal" style:font-style-complex="normal"/>
    </style:style>
    <style:style style:name="T19" style:family="text">
      <style:text-properties fo:color="#000000" style:font-name="CMU Serif1" fo:font-style="normal" fo:font-weight="normal" officeooo:rsid="02e76fab" fo:background-color="transparent" loext:char-shading-value="0" style:font-style-asian="normal" style:font-style-complex="normal"/>
    </style:style>
    <style:style style:name="T20" style:family="text">
      <style:text-properties fo:color="#000000" style:font-name="CMU Serif1" fo:font-style="normal" fo:font-weight="normal" officeooo:rsid="02e9461d" fo:background-color="transparent" loext:char-shading-value="0" style:font-style-asian="normal" style:font-style-complex="normal"/>
    </style:style>
    <style:style style:name="T21" style:family="text">
      <style:text-properties fo:color="#000000" style:font-name="CMU Serif1" fo:font-style="normal" fo:font-weight="normal" officeooo:rsid="02e9af85" fo:background-color="transparent" loext:char-shading-value="0" style:font-style-asian="normal" style:font-style-complex="normal"/>
    </style:style>
    <style:style style:name="T22" style:family="text">
      <style:text-properties fo:color="#000000" style:font-name="CMU Serif1" fo:font-style="normal" fo:font-weight="normal" officeooo:rsid="02ebce23" fo:background-color="transparent" loext:char-shading-value="0" style:font-style-asian="normal" style:font-style-complex="normal"/>
    </style:style>
    <style:style style:name="T23" style:family="text">
      <style:text-properties fo:color="#000000" style:font-name="CMU Serif1" fo:font-style="normal" fo:font-weight="normal" officeooo:rsid="02ebdb5b" fo:background-color="transparent" loext:char-shading-value="0" style:font-style-asian="normal" style:font-style-complex="normal"/>
    </style:style>
    <style:style style:name="T24" style:family="text">
      <style:text-properties fo:color="#000000" style:font-name="CMU Serif1" fo:font-style="normal" fo:font-weight="normal" officeooo:rsid="02ea0ef8" fo:background-color="transparent" loext:char-shading-value="0" style:font-style-asian="normal" style:font-style-complex="normal"/>
    </style:style>
    <style:style style:name="T25" style:family="text">
      <style:text-properties fo:color="#000000" style:font-name="CMU Serif1" fo:font-style="normal" fo:font-weight="normal" officeooo:rsid="02ed67da" fo:background-color="transparent" loext:char-shading-value="0" style:font-style-asian="normal" style:font-style-complex="normal"/>
    </style:style>
    <style:style style:name="T26" style:family="text">
      <style:text-properties officeooo:rsid="0265734b"/>
    </style:style>
    <style:style style:name="T27" style:family="text">
      <style:text-properties officeooo:rsid="0265dedc"/>
    </style:style>
    <style:style style:name="T28" style:family="text">
      <style:text-properties officeooo:rsid="02c63713"/>
    </style:style>
    <style:style style:name="T29" style:family="text">
      <style:text-properties officeooo:rsid="02c8042f"/>
    </style:style>
    <style:style style:name="T30" style:family="text">
      <style:text-properties officeooo:rsid="02c878ab"/>
    </style:style>
    <style:style style:name="T31" style:family="text">
      <style:text-properties officeooo:rsid="02ca001a"/>
    </style:style>
    <style:style style:name="T32" style:family="text">
      <style:text-properties fo:font-style="normal" officeooo:rsid="02d56c5a" style:font-style-asian="normal" style:font-style-complex="normal"/>
    </style:style>
    <style:style style:name="T33" style:family="text">
      <style:text-properties officeooo:rsid="02d2165c"/>
    </style:style>
    <style:style style:name="T34" style:family="text">
      <style:text-properties officeooo:rsid="02d388d3"/>
    </style:style>
    <style:style style:name="T35" style:family="text">
      <style:text-properties officeooo:rsid="02d46db1"/>
    </style:style>
    <style:style style:name="T36" style:family="text">
      <style:text-properties officeooo:rsid="02d49aa2"/>
    </style:style>
    <style:style style:name="T37" style:family="text">
      <style:text-properties officeooo:rsid="02d56c5a"/>
    </style:style>
    <style:style style:name="T38" style:family="text">
      <style:text-properties fo:font-style="italic" officeooo:rsid="02d56c5a" style:font-style-asian="italic" style:font-style-complex="italic"/>
    </style:style>
    <style:style style:name="T39" style:family="text">
      <style:text-properties officeooo:rsid="02d8dd54"/>
    </style:style>
    <style:style style:name="T40" style:family="text">
      <style:text-properties officeooo:rsid="02d930b8"/>
    </style:style>
    <style:style style:name="T41" style:family="text">
      <style:text-properties officeooo:rsid="02ebdb5b"/>
    </style:style>
    <style:style style:name="T42" style:family="text">
      <style:text-properties officeooo:rsid="02ed67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Análise de ferramentas de prototipação e construção de interfaces</text:p>
      <text:p text:style-name="P2">Isaías Gonçalves Ribeiro <text:span text:style-name="T26">(201810940), </text:span>Luiz Otávio Andrade Soares <text:span text:style-name="T27">(201810544),</text:span></text:p>
      <text:p text:style-name="P2">Pedro Antônio de Souza <text:s/><text:span text:style-name="T1">(</text:span>201810557<text:span text:style-name="T1">)</text:span>, Rafaella Maciel Pereira Leite <text:span text:style-name="T27">(201911294).</text:span></text:p>
      <text:p text:style-name="P4"><text:span text:style-name="T29">Escolhemos a ferramenta Figma p</text:span><text:span text:style-name="T28">ara desenvolver os protótipos </text:span><text:span text:style-name="T29">da nossa aplicação. O Figma é </text:span><text:span text:style-name="T30">um software </text:span><text:span text:style-name="T33">lançado em 2016</text:span><text:span text:style-name="T30"> </text:span><text:span text:style-name="T31">destinado </text:span><text:span text:style-name="T33">ao desenvolvimento de projeto de<text:line-break/>U</text:span><text:span text:style-name="T35">X/</text:span><text:span text:style-name="T33">U</text:span><text:span text:style-name="T35">I</text:span><text:span text:style-name="T33"> design, prototipação, design gráfico, wireframe, </text:span><text:span text:style-name="T34">brainstorming e templates. </text:span><text:span text:style-name="T36">Ainda na versão gratuita, a ferramenta apresenta interface e funcionalidades </text:span><text:span text:style-name="T37">semelhantes a softwares como Adobe XD e Sketch. </text:span><text:span text:style-name="T39">Além disso, </text:span><text:span text:style-name="T40">a</text:span><text:span text:style-name="T2">través do</text:span><text:span text:style-name="T37"> </text:span><text:span text:style-name="T38">Multiplayer Editing</text:span><text:span text:style-name="T32">,</text:span><text:span text:style-name="T37"> </text:span><text:span text:style-name="T2">é possível que os editores alterem os arquivos de forma simultânea e visualizem as alterações em tempo-real. </text:span><text:span text:style-name="T3">Em tempos de isolamento social, essa opção se torna fundamental no desenvolvimento do projeto.</text:span></text:p>
      <text:p text:style-name="P5"><text:span text:style-name="T14">T</text:span><text:span text:style-name="T8">odos os</text:span><text:span text:style-name="T6"> membros do grupo possuem </text:span><text:span text:style-name="T14">algum </text:span><text:span text:style-name="T6">conhecimento prévio d</text:span><text:span text:style-name="T13">o Figma</text:span><text:span text:style-name="T6">. </text:span><text:span text:style-name="T4">O integrante Luiz, </text:span><text:span text:style-name="T5">a</text:span><text:span text:style-name="T4">tuando </text:span><text:span text:style-name="T7">profissionalmente </text:span><text:span text:style-name="T4">como desenvolvedor </text:span><text:span text:style-name="T7">de software</text:span><text:span text:style-name="T4">, </text:span><text:span text:style-name="T5">interage </text:span><text:span text:style-name="T8">diariamente</text:span><text:span text:style-name="T5"> </text:span><text:span text:style-name="T4">com </text:span><text:span text:style-name="T13">a ferramenta</text:span><text:span text:style-name="T4"> </text:span><text:span text:style-name="T5">para receber demanda</text:span><text:span text:style-name="T7">s</text:span><text:span text:style-name="T5"> do time de design. </text:span><text:span text:style-name="T8">Já o integrante Pedro, utiliza </text:span><text:span text:style-name="T13">o software</text:span><text:span text:style-name="T8"> de forma ativa para desenvolver protótipos de projetos pessoais e acadêmicos. </text:span><text:span text:style-name="T9">Já o Isaías, estabeleceu</text:span><text:span text:style-name="T14"> </text:span><text:span text:style-name="T10">pouco</text:span><text:span text:style-name="T14"> </text:span><text:span text:style-name="T10">contato</text:span><text:span text:style-name="T14"> com a ferramenta</text:span><text:span text:style-name="T10"> durante sua atuação na empresa júnior Emakers. </text:span><text:span text:style-name="T11">Por fim, Rafaella também possui pouco conhecimento da ferramenta, utilizando-a apenas para </text:span><text:span text:style-name="T12">inteirar-se d</text:span><text:span text:style-name="T14">os recursos</text:span><text:span text:style-name="T13"> do software.</text:span></text:p>
      <text:p text:style-name="P6"><text:span text:style-name="T13">D</text:span><text:span text:style-name="T14">ados os diferentes níveis </text:span><text:span text:style-name="T15">de conhecimento da ferramenta, </text:span><text:span text:style-name="T16">inicialmente a </text:span><text:span text:style-name="T15">prototipação ser</text:span><text:span text:style-name="T16">á </text:span><text:span text:style-name="T15">realizada implementando uma técnica semelhante ao </text:span><text:span text:style-name="T17">pair programming</text:span><text:span text:style-name="T19"> </text:span><text:span text:style-name="T21">utilizando a ferramenta Google Meet para conferência online</text:span><text:span text:style-name="T19">. Preferencialmente, os pares serão </text:span><text:span text:style-name="T20">constituídos por um membro</text:span><text:span text:style-name="T19"> com maior nível de conhecimento </text:span><text:span text:style-name="T20">e outro com menor nível. Assim, esperamos que o conhecimento </text:span><text:span text:style-name="T21">seja compartilhado entre os membros para uma execução ágil das etapas finais.</text:span></text:p>
      <text:p text:style-name="P7"><text:span text:style-name="T24">Será realizada uma prototipação vertical do aplicativo proposto. Para o estudo dessa técnica, utilizaremos os materiais disponibilizados na sala virtual da disciplina de Interação Humano-Computador </text:span><text:span text:style-name="T23">e </text:span><text:span text:style-name="T24">o livro-texto adotado pelo professor. Para o estudo da ferramenta </text:span><text:soft-page-break/><text:span text:style-name="T24">Figma, </text:span><text:span text:style-name="T23">além da difusão de conhecimento entre os membro do grupo,</text:span><text:span text:style-name="T24"> utilizaremos vídeos de tutoriais disponíveis no You</text:span><text:span text:style-name="T25">T</text:span><text:span text:style-name="T24">ub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1-24T22:23:37.632343577</dc:date>
    <meta:editing-duration>PT2H12M57S</meta:editing-duration>
    <meta:editing-cycles>91</meta:editing-cycles>
    <meta:generator>LibreOffice/6.4.6.2$Linux_X86_64 LibreOffice_project/40$Build-2</meta:generator>
    <meta:document-statistic meta:table-count="0" meta:image-count="0" meta:object-count="0" meta:page-count="2" meta:paragraph-count="8" meta:word-count="319" meta:character-count="2278" meta:non-whitespace-character-count="1966"/>
  </office:meta>
</office:document-meta>
</file>